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311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1" fo:font-weight="bold" style:font-name-asian="Arial1" style:font-weight-asian="bold" style:font-name-complex="Arial1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Wheel Diameter:</text:p>
          </table:table-cell>
          <table:table-cell office:value-type="string">
            <text:p>mm</text:p>
          </table:table-cell>
          <table:table-cell office:value-type="string">
            <text:p>inch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B2]/25.4" office:value-type="float" office:value="13.7795275590551">
            <text:p>13.7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Full speed rpm:</text:p>
          </table:table-cell>
          <table:table-cell office:value-type="string">
            <text:p>rounds</text:p>
          </table:table-cell>
          <table:table-cell office:value-type="string">
            <text:p>seconds</text:p>
          </table:table-cell>
          <table:table-cell office:value-type="string">
            <text:p>rpm</text:p>
          </table:table-cell>
          <table:table-cell office:value-type="string">
            <text:p>rps (rounds per sec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52.6">
            <text:p>52.6</text:p>
          </table:table-cell>
          <table:table-cell table:formula="of:=[.B6]/[.C6]*60" office:value-type="float" office:value="57.0342205323194">
            <text:p>57.03</text:p>
          </table:table-cell>
          <table:table-cell table:formula="of:=[.B6]/[.C6]" office:value-type="float" office:value="0.950570342205323">
            <text:p>0.9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Full speed:</text:p>
          </table:table-cell>
          <table:table-cell office:value-type="string">
            <text:p>m/sec</text:p>
          </table:table-cell>
          <table:table-cell table:number-columns-repeated="1022"/>
        </table:table-row>
        <table:table-row table:style-name="ro1">
          <table:table-cell/>
          <table:table-cell table:formula="of:=WheelDiameter/1000 * PI() * RoundsPerSec" office:value-type="float" office:value="1.0452066813274">
            <text:p>1.0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Encoder disk</text:p>
          </table:table-cell>
          <table:table-cell table:number-columns-repeated="1023"/>
        </table:table-row>
        <table:table-row table:style-name="ro1">
          <table:table-cell office:value-type="string">
            <text:p>The encoder disk has 40 black &amp; white pairs in each ring resulting in 160 transitions per full rotation.</text:p>
          </table:table-cell>
          <table:table-cell table:number-columns-repeated="1023"/>
        </table:table-row>
        <table:table-row table:style-name="ro1">
          <table:table-cell office:value-type="string">
            <text:p>I use only one interrupt -&gt; 80 transi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 shaft that the encoder disk is attached to makes 32 full rotations for each rotation of the wheel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icks per round</text:p>
          </table:table-cell>
          <table:table-cell table:number-columns-repeated="1022"/>
        </table:table-row>
        <table:table-row table:style-name="ro1">
          <table:table-cell/>
          <table:table-cell table:formula="of:=80*32" office:value-type="float" office:value="2560">
            <text:p>25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esolution:</text:p>
          </table:table-cell>
          <table:table-cell office:value-type="string">
            <text:p>degree</text:p>
          </table:table-cell>
          <table:table-cell office:value-type="string">
            <text:p>distance [mm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360/[.B20]" office:value-type="float" office:value="0.140625">
            <text:p>0.14</text:p>
          </table:table-cell>
          <table:table-cell table:formula="of:=[.B2]*PI()/[.B20]" office:value-type="float" office:value="0.42951462060798">
            <text:p>0.4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icks per m/sec</text:p>
          </table:table-cell>
          <table:table-cell table:number-columns-repeated="1022"/>
        </table:table-row>
        <table:table-row table:style-name="ro1">
          <table:table-cell/>
          <table:table-cell table:formula="of:=[.E6]/[.B10]*[.B20]" office:value-type="float" office:value="2328.20945323001">
            <text:p>2328.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x ticks per sec</text:p>
          </table:table-cell>
          <table:table-cell table:number-columns-repeated="1022"/>
        </table:table-row>
        <table:table-row table:style-name="ro1">
          <table:table-cell/>
          <table:table-cell table:formula="of:=[.E6]*[.B20]" office:value-type="float" office:value="2433.46007604563">
            <text:p>2433.46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easurements: Full speed with full 12V batteries for 10 secs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Motor1</text:p>
          </table:table-cell>
          <table:covered-table-cell table:style-name="ce1" office:value-type="string">
            <text:p>Motor 1</text:p>
          </table:covered-table-cell>
          <table:covered-table-cell table:style-name="ce1"/>
          <table:table-cell table:style-name="ce2" office:value-type="string" table:number-columns-spanned="3" table:number-rows-spanned="1">
            <text:p>Motor2</text:p>
          </table:table-cell>
          <table:covered-table-cell table:style-name="ce1"/>
          <table:covered-table-cell table:style-name="ce1"/>
          <table:table-cell table:style-name="ce1" table:number-columns-repeated="1017"/>
        </table:table-row>
        <table:table-row table:style-name="ro1">
          <table:table-cell table:style-name="ce1" office:value-type="string">
            <text:p>Direction</text:p>
          </table:table-cell>
          <table:table-cell table:style-name="ce3" office:value-type="string">
            <text:p>∆Ticks</text:p>
          </table:table-cell>
          <table:table-cell table:style-name="ce1" office:value-type="string">
            <text:p>rps</text:p>
          </table:table-cell>
          <table:table-cell table:style-name="ce1" office:value-type="string">
            <text:p>m/sec</text:p>
          </table:table-cell>
          <table:table-cell table:style-name="ce3" office:value-type="string">
            <text:p>∆Ticks</text:p>
          </table:table-cell>
          <table:table-cell table:style-name="ce1" office:value-type="string">
            <text:p>rps</text:p>
          </table:table-cell>
          <table:table-cell table:style-name="ce1" office:value-type="string">
            <text:p>m/sec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Forward</text:p>
          </table:table-cell>
          <table:table-cell office:value-type="float" office:value="-22463">
            <text:p>-22463</text:p>
          </table:table-cell>
          <table:table-cell table:formula="of:=[.B37]/TicksPerRound/10" office:value-type="float" office:value="-0.8774609375">
            <text:p>-0.88</text:p>
          </table:table-cell>
          <table:table-cell table:formula="of:=WheelDiameter/1000 * PI() * [.C37]" office:value-type="float" office:value="-0.964818692271705">
            <text:p>-0.96</text:p>
          </table:table-cell>
          <table:table-cell office:value-type="float" office:value="-24724">
            <text:p>-24724</text:p>
          </table:table-cell>
          <table:table-cell table:formula="of:=[.E37]/TicksPerRound/10" office:value-type="float" office:value="-0.96578125">
            <text:p>-0.97</text:p>
          </table:table-cell>
          <table:table-cell table:formula="of:=WheelDiameter/1000 * PI() * [.F37]" office:value-type="float" office:value="-1.06193194799117">
            <text:p>-1.06</text:p>
          </table:table-cell>
          <table:table-cell table:number-columns-repeated="1017"/>
        </table:table-row>
        <table:table-row table:style-name="ro1">
          <table:table-cell office:value-type="string">
            <text:p>Backwards</text:p>
          </table:table-cell>
          <table:table-cell office:value-type="float" office:value="24158">
            <text:p>24158</text:p>
          </table:table-cell>
          <table:table-cell table:formula="of:=[.B38]/TicksPerRound/10" office:value-type="float" office:value="0.943671875">
            <text:p>0.94</text:p>
          </table:table-cell>
          <table:table-cell table:formula="of:=WheelDiameter/1000 * PI() * [.C38]" office:value-type="float" office:value="1.03762142046476">
            <text:p>1.04</text:p>
          </table:table-cell>
          <table:table-cell office:value-type="float" office:value="24361">
            <text:p>24361</text:p>
          </table:table-cell>
          <table:table-cell table:formula="of:=[.E38]/TicksPerRound/10" office:value-type="float" office:value="0.9516015625">
            <text:p>0.95</text:p>
          </table:table-cell>
          <table:table-cell table:formula="of:=WheelDiameter/1000 * PI() * [.F38]" office:value-type="float" office:value="1.0463405672631">
            <text:p>1.05</text:p>
          </table:table-cell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RoundsPerSec" table:base-cell-address="$Sheet1.$E$6" table:cell-range-address="$Sheet1.$E$6"/>
        <table:named-range table:name="WheelDiameter" table:base-cell-address="$Sheet1.$B$2" table:cell-range-address="$Sheet1.$B$2"/>
        <table:named-range table:name="RPM" table:base-cell-address="$Sheet1.$D$6" table:cell-range-address="$Sheet1.$D$6"/>
        <table:named-range table:name="FullSpeed" table:base-cell-address="$Sheet1.$B$10" table:cell-range-address="$Sheet1.$B$10"/>
        <table:named-range table:name="TicksPerRound" table:base-cell-address="$Sheet1.$B$20" table:cell-range-address="$Sheet1.$B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2">06/02/2010</text:date>, <text:time>21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iner Hessmer</meta:initial-creator>
    <meta:creation-date>2010-05-29T09:48:44.65</meta:creation-date>
    <meta:generator>OpenOffice.org/3.2$Win32 OpenOffice.org_project/320m12$Build-9483</meta:generator>
    <dc:date>2010-06-02T21:06:35.73</dc:date>
    <dc:creator>Rainer Hessmer</dc:creator>
    <meta:editing-duration>PT01H17M19S</meta:editing-duration>
    <meta:editing-cycles>3</meta:editing-cycles>
    <meta:document-statistic meta:table-count="3" meta:cell-count="57" meta:object-count="0"/>
  </office:meta>
</office:document-meta>
</file>